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3.087cm" style:rel-column-width="11899*"/>
    </style:style>
    <style:style style:name="Table4.B" style:family="table-column">
      <style:table-column-properties style:column-width="3.616cm" style:rel-column-width="13939*"/>
    </style:style>
    <style:style style:name="Table4.C" style:family="table-column">
      <style:table-column-properties style:column-width="10.298cm" style:rel-column-width="39697*"/>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255a76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style:font-name="FreeMono" fo:font-size="11pt" officeooo:rsid="002804b9" officeooo:paragraph-rsid="002804b9" style:font-size-asian="11pt" style:font-size-complex="11pt"/>
    </style:style>
    <style:style style:name="P4" style:family="paragraph" style:parent-style-name="Frame_20_contents">
      <style:text-properties style:font-name="FreeMono" fo:font-size="11pt" officeooo:rsid="025dc13a" officeooo:paragraph-rsid="025dc13a" style:font-size-asian="11pt" style:font-size-complex="11pt"/>
    </style:style>
    <style:style style:name="P5" style:family="paragraph" style:parent-style-name="Frame_20_contents">
      <style:text-properties style:font-name="FreeMono" fo:font-size="11pt" officeooo:rsid="025dc13a" officeooo:paragraph-rsid="002804b9" style:font-size-asian="11pt" style:font-size-complex="11pt"/>
    </style:style>
    <style:style style:name="P6" style:family="paragraph" style:parent-style-name="Frame_20_contents">
      <style:text-properties style:font-name="FreeMono" fo:font-size="11pt" officeooo:rsid="02937bd6" officeooo:paragraph-rsid="02937bd6" style:font-size-asian="11pt" style:font-size-complex="11pt"/>
    </style:style>
    <style:style style:name="P7" style:family="paragraph" style:parent-style-name="Frame_20_contents">
      <style:text-properties style:font-name="FreeMono" fo:font-size="11pt" officeooo:rsid="039acd75" officeooo:paragraph-rsid="039acd75" style:font-size-asian="11pt" style:font-size-complex="11pt"/>
    </style:style>
    <style:style style:name="P8" style:family="paragraph" style:parent-style-name="Frame_20_contents">
      <style:paragraph-properties fo:text-align="justify" style:justify-single-word="false"/>
    </style:style>
    <style:style style:name="P9" style:family="paragraph" style:parent-style-name="Frame_20_contents">
      <style:text-properties fo:font-size="11pt" officeooo:paragraph-rsid="002804b9" style:font-size-asian="11pt" style:font-size-complex="11pt"/>
    </style:style>
    <style:style style:name="P10" style:family="paragraph" style:parent-style-name="Frame_20_contents">
      <style:text-properties officeooo:paragraph-rsid="002804b9"/>
    </style:style>
    <style:style style:name="P11" style:family="paragraph" style:parent-style-name="Frame_20_contents">
      <style:text-properties officeooo:paragraph-rsid="039acd75"/>
    </style:style>
    <style:style style:name="P12" style:family="paragraph" style:parent-style-name="Frame_20_contents">
      <style:text-properties officeooo:rsid="03aa29ba" officeooo:paragraph-rsid="03aa29ba"/>
    </style:style>
    <style:style style:name="P13" style:family="paragraph" style:parent-style-name="Frame_20_contents">
      <style:text-properties style:use-window-font-color="true" style:font-name="FreeMono" fo:font-size="11pt" fo:language="en" fo:country="GB" officeooo:rsid="03ac6324" officeooo:paragraph-rsid="03ac6324" style:letter-kerning="true" style:font-name-asian="Noto Serif CJK SC" style:font-size-asian="11pt" style:language-asian="zh" style:country-asian="CN" style:font-name-complex="Lohit Devanagari" style:font-size-complex="11pt" style:language-complex="hi" style:country-complex="IN"/>
    </style:style>
    <style:style style:name="P14" style:family="paragraph" style:parent-style-name="Frame_20_contents">
      <style:text-properties style:use-window-font-color="true" style:font-name="FreeMono" fo:font-size="11pt" fo:language="en" fo:country="GB" officeooo:rsid="03ad2ec6" officeooo:paragraph-rsid="03ad2ec6" style:letter-kerning="true" style:font-name-asian="Noto Serif CJK SC" style:font-size-asian="11pt" style:language-asian="zh" style:country-asian="CN" style:font-name-complex="Lohit Devanagari" style:font-size-complex="11pt" style:language-complex="hi" style:country-complex="IN"/>
    </style:style>
    <style:style style:name="P15"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16"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18"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19"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20"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21"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22"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23" style:family="paragraph" style:parent-style-name="Standard">
      <style:paragraph-properties fo:text-align="center" style:justify-single-word="false" style:writing-mode="lr-tb"/>
      <style:text-properties style:use-window-font-color="true" style:font-name="Liberation Sans1" fo:font-size="28pt" fo:language="en" fo:country="GB" fo:font-weight="bold" officeooo:rsid="033c433b" officeooo:paragraph-rsid="033c433b" style:letter-kerning="true" style:font-name-asian="Noto Serif CJK SC" style:font-size-asian="28pt" style:language-asian="zh" style:country-asian="CN" style:font-weight-asian="bold" style:font-name-complex="Lohit Devanagari" style:font-size-complex="28pt" style:language-complex="hi" style:country-complex="IN" style:font-weight-complex="bold"/>
    </style:style>
    <style:style style:name="P24" style:family="paragraph" style:parent-style-name="Standard">
      <style:paragraph-properties fo:text-align="center" style:justify-single-word="false" style:writing-mode="lr-tb"/>
    </style:style>
    <style:style style:name="P25"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26"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27"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28"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29"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30" style:family="paragraph" style:parent-style-name="Text_20_body">
      <style:text-properties style:use-window-font-color="true" style:font-name="Liberation Sans" fo:font-size="11pt" fo:language="en" fo:country="GB" officeooo:rsid="0377f3a6" officeooo:paragraph-rsid="0377f3a6" style:letter-kerning="true" style:font-name-asian="Noto Serif CJK SC" style:font-size-asian="12pt" style:language-asian="zh" style:country-asian="CN" style:font-name-complex="Lohit Devanagari" style:font-size-complex="12pt" style:language-complex="hi" style:country-complex="IN"/>
    </style:style>
    <style:style style:name="P31" style:family="paragraph" style:parent-style-name="Text_20_body">
      <style:text-properties style:use-window-font-color="true" style:font-name="Liberation Sans" fo:font-size="11pt" fo:language="en" fo:country="GB" officeooo:rsid="03afe153" officeooo:paragraph-rsid="03afe153" style:letter-kerning="true" style:font-name-asian="Noto Serif CJK SC" style:font-size-asian="12pt" style:language-asian="zh" style:country-asian="CN" style:font-name-complex="Lohit Devanagari" style:font-size-complex="12pt" style:language-complex="hi" style:country-complex="IN"/>
    </style:style>
    <style:style style:name="P32" style:family="paragraph" style:parent-style-name="Text_20_body">
      <style:text-properties officeooo:rsid="033f9d29" officeooo:paragraph-rsid="033f9d29"/>
    </style:style>
    <style:style style:name="P33" style:family="paragraph" style:parent-style-name="Text_20_body">
      <style:text-properties officeooo:rsid="034434b7" officeooo:paragraph-rsid="034434b7"/>
    </style:style>
    <style:style style:name="P34" style:family="paragraph" style:parent-style-name="Text_20_body">
      <style:text-properties fo:font-weight="bold" officeooo:rsid="0345f2fc" officeooo:paragraph-rsid="0345f2fc" style:font-weight-asian="bold" style:font-weight-complex="bold"/>
    </style:style>
    <style:style style:name="P35" style:family="paragraph" style:parent-style-name="Text_20_body">
      <style:text-properties officeooo:rsid="03472b9a" officeooo:paragraph-rsid="03472b9a"/>
    </style:style>
    <style:style style:name="P36" style:family="paragraph" style:parent-style-name="Text_20_body">
      <style:text-properties officeooo:paragraph-rsid="0349a33a"/>
    </style:style>
    <style:style style:name="P37" style:family="paragraph" style:parent-style-name="Text_20_body">
      <style:text-properties officeooo:paragraph-rsid="03508e6f"/>
    </style:style>
    <style:style style:name="P38" style:family="paragraph" style:parent-style-name="Text_20_body">
      <style:text-properties officeooo:rsid="0169fb29" officeooo:paragraph-rsid="03508e6f"/>
    </style:style>
    <style:style style:name="P39" style:family="paragraph" style:parent-style-name="Text_20_body">
      <style:text-properties officeooo:paragraph-rsid="035a6f8d"/>
    </style:style>
    <style:style style:name="P40" style:family="paragraph" style:parent-style-name="Text_20_body">
      <style:text-properties officeooo:rsid="035bbef8" officeooo:paragraph-rsid="035bbef8"/>
    </style:style>
    <style:style style:name="P41" style:family="paragraph" style:parent-style-name="Text_20_body">
      <style:text-properties officeooo:paragraph-rsid="0372d5b8"/>
    </style:style>
    <style:style style:name="P42" style:family="paragraph" style:parent-style-name="Text_20_body">
      <style:text-properties officeooo:rsid="0374e564" officeooo:paragraph-rsid="0374e564"/>
    </style:style>
    <style:style style:name="P43" style:family="paragraph" style:parent-style-name="Text_20_body">
      <style:text-properties officeooo:paragraph-rsid="037bbcd3"/>
    </style:style>
    <style:style style:name="P44" style:family="paragraph" style:parent-style-name="Text_20_body">
      <style:text-properties officeooo:rsid="037fccbd" officeooo:paragraph-rsid="037fccbd"/>
    </style:style>
    <style:style style:name="P45" style:family="paragraph" style:parent-style-name="Text_20_body">
      <style:text-properties officeooo:rsid="03890e08" officeooo:paragraph-rsid="03890e08"/>
    </style:style>
    <style:style style:name="P46" style:family="paragraph" style:parent-style-name="Text_20_body">
      <style:text-properties officeooo:rsid="038d9fe8" officeooo:paragraph-rsid="038d9fe8"/>
    </style:style>
    <style:style style:name="P47" style:family="paragraph" style:parent-style-name="Text_20_body">
      <style:text-properties officeooo:paragraph-rsid="02562b68"/>
    </style:style>
    <style:style style:name="P48" style:family="paragraph" style:parent-style-name="Text_20_body">
      <style:text-properties officeooo:rsid="0398b200" officeooo:paragraph-rsid="0398b200"/>
    </style:style>
    <style:style style:name="P49" style:family="paragraph" style:parent-style-name="Text_20_body">
      <style:text-properties officeooo:paragraph-rsid="039ad742"/>
    </style:style>
    <style:style style:name="P50" style:family="paragraph" style:parent-style-name="Text_20_body">
      <style:text-properties officeooo:rsid="03a0fb2d" officeooo:paragraph-rsid="03a0fb2d"/>
    </style:style>
    <style:style style:name="P51" style:family="paragraph" style:parent-style-name="Text_20_body">
      <style:text-properties officeooo:rsid="03aa91b9" officeooo:paragraph-rsid="03aa91b9"/>
    </style:style>
    <style:style style:name="P52" style:family="paragraph" style:parent-style-name="Text_20_body">
      <style:text-properties officeooo:rsid="03c11acc" officeooo:paragraph-rsid="03c11acc"/>
    </style:style>
    <style:style style:name="P53" style:family="paragraph" style:parent-style-name="Text_20_body">
      <style:text-properties officeooo:rsid="03c4b97b" officeooo:paragraph-rsid="03c4b97b"/>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rsid="039661ad" officeooo:paragraph-rsid="039661ad"/>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Heading_20_1">
      <style:text-properties officeooo:rsid="03c11acc" officeooo:paragraph-rsid="03c11acc"/>
    </style:style>
    <style:style style:name="P61" style:family="paragraph" style:parent-style-name="Standard">
      <style:paragraph-properties fo:margin-top="0cm" fo:margin-bottom="0cm" loext:contextual-spacing="false"/>
      <style:text-properties style:font-name="Liberation Sans" fo:font-size="11pt"/>
    </style:style>
    <style:style style:name="P62" style:family="paragraph" style:parent-style-name="Standard">
      <style:paragraph-properties fo:margin-left="1.129cm" fo:margin-right="0cm" fo:margin-top="0cm" fo:margin-bottom="0cm" loext:contextual-spacing="false" fo:line-height="120%" fo:text-indent="-1.129cm" style:auto-text-indent="false"/>
      <style:text-properties style:font-name="Liberation Sans" fo:font-size="11pt"/>
    </style:style>
    <style:style style:name="P63" style:family="paragraph" style:parent-style-name="Table_20_Contents">
      <style:text-properties officeooo:rsid="035e8de4" officeooo:paragraph-rsid="035e8de4"/>
    </style:style>
    <style:style style:name="P64" style:family="paragraph" style:parent-style-name="Table_20_Contents">
      <style:text-properties fo:font-size="11pt" officeooo:rsid="035e8de4" officeooo:paragraph-rsid="035e8de4" style:font-size-asian="11pt" style:font-size-complex="11pt"/>
    </style:style>
    <style:style style:name="P65" style:family="paragraph" style:parent-style-name="Table_20_Contents">
      <style:text-properties fo:font-size="11pt" officeooo:paragraph-rsid="035e8de4" style:font-size-asian="11pt" style:font-size-complex="11pt"/>
    </style:style>
    <style:style style:name="P66" style:family="paragraph" style:parent-style-name="Table_20_Contents">
      <style:text-properties fo:font-size="11pt" officeooo:rsid="03628e9e" officeooo:paragraph-rsid="03628e9e" style:font-size-asian="11pt" style:font-size-complex="11pt"/>
    </style:style>
    <style:style style:name="P67" style:family="paragraph" style:parent-style-name="Table_20_Contents">
      <style:text-properties fo:font-size="11pt" officeooo:rsid="03628e9e" officeooo:paragraph-rsid="0368b453" style:font-size-asian="11pt" style:font-size-complex="11pt"/>
    </style:style>
    <style:style style:name="P68" style:family="paragraph" style:parent-style-name="Table_20_Contents">
      <style:text-properties fo:font-size="11pt" officeooo:rsid="03645525" officeooo:paragraph-rsid="0368b453" style:font-size-asian="11pt" style:font-size-complex="11pt"/>
    </style:style>
    <style:style style:name="P69" style:family="paragraph" style:parent-style-name="Table_20_Contents">
      <style:text-properties officeooo:paragraph-rsid="03628e9e"/>
    </style:style>
    <style:style style:name="P70" style:family="paragraph" style:parent-style-name="Table_20_Contents">
      <style:text-properties officeooo:rsid="03645525" officeooo:paragraph-rsid="03645525"/>
    </style:style>
    <style:style style:name="P71" style:family="paragraph" style:parent-style-name="Table_20_Contents">
      <style:text-properties officeooo:paragraph-rsid="03614f30"/>
    </style:style>
    <style:style style:name="P72"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7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Frame_20_contents">
      <style:paragraph-properties fo:text-align="justify" style:justify-single-word="false"/>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P78" style:family="paragraph" style:parent-style-name="Frame_20_contents">
      <style:text-properties style:use-window-font-color="true" style:font-name="FreeMono" fo:font-size="10pt" fo:language="en" fo:country="GB" officeooo:rsid="03767ff8" officeooo:paragraph-rsid="002804b9" style:letter-kerning="true" style:font-name-asian="Noto Serif CJK SC" style:font-size-asian="10pt" style:language-asian="zh" style:country-asian="CN" style:font-name-complex="Lohit Devanagari" style:font-size-complex="10pt" style:language-complex="hi" style:country-complex="IN"/>
    </style:style>
    <style:style style:name="P79" style:family="paragraph" style:parent-style-name="Frame_20_contents">
      <style:text-properties style:use-window-font-color="true" style:font-name="FreeMono" fo:font-size="11pt" fo:language="en" fo:country="GB" officeooo:rsid="03767ff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80" style:family="paragraph" style:parent-style-name="Frame_20_contents">
      <style:paragraph-properties fo:text-align="justify" style:justify-single-word="false"/>
    </style:style>
    <style:style style:name="P81" style:family="paragraph" style:parent-style-name="Frame_20_contents">
      <style:paragraph-properties fo:text-align="justify" style:justify-single-word="false"/>
      <style:text-properties officeooo:paragraph-rsid="03d45b75"/>
    </style:style>
    <style:style style:name="P82" style:family="paragraph" style:parent-style-name="Frame_20_contents">
      <style:text-properties officeooo:paragraph-rsid="002804b9"/>
    </style:style>
    <style:style style:name="P83" style:family="paragraph" style:parent-style-name="Frame_20_contents">
      <style:text-properties style:font-name="FreeMono" fo:font-size="11pt" officeooo:rsid="025dc13a" officeooo:paragraph-rsid="002804b9" style:font-size-asian="11pt" style:font-size-complex="11pt"/>
    </style:style>
    <style:style style:name="P84" style:family="paragraph" style:parent-style-name="Heading_20_1" style:master-page-name="Standard">
      <style:paragraph-properties style:page-number="1"/>
      <style:text-properties officeooo:rsid="0255f5b9" officeooo:paragraph-rsid="0255f5b9"/>
    </style:style>
    <style:style style:name="P85" style:family="paragraph" style:parent-style-name="Heading_20_1" style:list-style-name="WWNum1">
      <style:paragraph-properties fo:margin-top="0cm" fo:margin-bottom="0.21cm" loext:contextual-spacing="false" fo:break-before="page"/>
      <style:text-properties style:use-window-font-color="true" style:font-name="Liberation Sans3" fo:font-size="24pt" fo:language="en" fo:country="GB" fo:font-weight="bold" officeooo:rsid="03544cc5" officeooo:paragraph-rsid="03544cc5"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P86" style:family="paragraph" style:parent-style-name="Heading_20_2">
      <style:text-properties officeooo:rsid="0355015e" officeooo:paragraph-rsid="0355015e"/>
    </style:style>
    <style:style style:name="P87" style:family="paragraph" style:parent-style-name="Heading_20_2">
      <style:text-properties officeooo:rsid="03873160" officeooo:paragraph-rsid="03873160"/>
    </style:style>
    <style:style style:name="P88" style:family="paragraph" style:parent-style-name="Heading_20_2">
      <style:paragraph-properties fo:break-before="page"/>
    </style:style>
    <style:style style:name="P89" style:family="paragraph" style:parent-style-name="Heading_20_3">
      <style:text-properties officeooo:paragraph-rsid="0358742b"/>
    </style:style>
    <style:style style:name="P90" style:family="paragraph" style:parent-style-name="Heading_20_3">
      <style:paragraph-properties fo:break-before="page"/>
    </style:style>
    <style:style style:name="P91" style:family="paragraph" style:parent-style-name="Text_20_body" style:list-style-name="L1">
      <style:text-properties officeooo:rsid="033fa295" officeooo:paragraph-rsid="033fa295"/>
    </style:style>
    <style:style style:name="P92" style:family="paragraph" style:parent-style-name="Text_20_body" style:list-style-name="L2">
      <style:text-properties officeooo:paragraph-rsid="039e3cb1"/>
    </style:style>
    <style:style style:name="P93" style:family="paragraph" style:parent-style-name="Text_20_body" style:list-style-name="L2">
      <style:text-properties officeooo:paragraph-rsid="039ec9cd"/>
    </style:style>
    <style:style style:name="P94" style:family="paragraph" style:parent-style-name="Text_20_body">
      <style:text-properties style:use-window-font-color="true" style:font-name="Liberation Sans" fo:font-size="11pt" fo:language="en" fo:country="GB" officeooo:rsid="03759a27" officeooo:paragraph-rsid="03759a27" style:letter-kerning="true" style:font-name-asian="Noto Serif CJK SC" style:font-size-asian="12pt" style:language-asian="zh" style:country-asian="CN" style:font-name-complex="Lohit Devanagari" style:font-size-complex="12pt" style:language-complex="hi" style:country-complex="IN"/>
    </style:style>
    <style:style style:name="P95" style:family="paragraph" style:parent-style-name="Text_20_body">
      <style:text-properties fo:font-style="normal" fo:font-weight="normal" officeooo:rsid="03460f32" officeooo:paragraph-rsid="03c4b97b" style:font-style-asian="normal" style:font-weight-asian="normal" style:font-style-complex="normal" style:font-weight-complex="normal"/>
    </style:style>
    <style:style style:name="P96" style:family="paragraph" style:parent-style-name="Text_20_body">
      <style:text-properties officeooo:paragraph-rsid="0355015e"/>
    </style:style>
    <style:style style:name="P97" style:family="paragraph" style:parent-style-name="Text_20_body">
      <style:text-properties officeooo:paragraph-rsid="0372d5b8"/>
    </style:style>
    <style:style style:name="P98" style:family="paragraph" style:parent-style-name="Text_20_body">
      <style:text-properties fo:font-style="italic" officeooo:rsid="036c9105" officeooo:paragraph-rsid="036c9105" style:font-style-asian="italic" style:font-style-complex="italic"/>
    </style:style>
    <style:style style:name="P99" style:family="paragraph" style:parent-style-name="Text_20_body">
      <style:text-properties officeooo:rsid="036f9c02" officeooo:paragraph-rsid="036f9c02"/>
    </style:style>
    <style:style style:name="P100" style:family="paragraph" style:parent-style-name="Text_20_body">
      <style:text-properties officeooo:paragraph-rsid="03682dbb"/>
    </style:style>
    <style:style style:name="P101" style:family="paragraph" style:parent-style-name="Text_20_body">
      <style:paragraph-properties fo:break-before="page"/>
      <style:text-properties officeooo:paragraph-rsid="0372d5b8"/>
    </style:style>
    <style:style style:name="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ans" fo:font-size="11pt" fo:language="en" fo:country="GB" officeooo:rsid="0356413a"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ans" fo:font-size="11pt" fo:language="en" fo:country="GB" officeooo:rsid="035a6f8d"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ans" fo:font-size="11pt" fo:language="en" fo:country="GB" officeooo:rsid="033fa295"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ans" fo:font-size="11pt" fo:language="en" fo:country="GB" officeooo:rsid="0372d5b8"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ans" fo:font-size="11pt" fo:language="en" fo:country="GB" officeooo:rsid="037bbcd3"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ans" fo:font-size="11pt" fo:language="en" fo:country="GB" officeooo:rsid="0390bd3b"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ans" fo:font-size="11pt" fo:language="en" fo:country="GB" officeooo:rsid="03925da8"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ans" fo:font-size="11pt" fo:language="en" fo:country="GB" officeooo:rsid="03929fbb"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ans" fo:font-size="11pt" fo:language="en" fo:country="GB" officeooo:rsid="039ad742"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ans" fo:font-size="11pt" fo:language="en" fo:country="GB" officeooo:rsid="039e3cb1"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style:font-name="Liberation Sans" fo:font-size="11pt" fo:language="en" fo:country="GB" officeooo:rsid="03a80139"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ans" fo:font-size="11pt" fo:language="en" fo:country="GB" officeooo:rsid="03bd08ae" style:letter-kerning="true" style:font-name-asian="Noto Serif CJK SC" style:font-size-asian="12pt" style:language-asian="zh" style:country-asian="CN" style:font-name-complex="Lohit Devanagari" style:font-size-complex="12pt" style:language-complex="hi" style:country-complex="IN"/>
    </style:style>
    <style:style style:name="T17" style:family="text">
      <style:text-properties style:use-window-font-color="true" style:font-name="Liberation Sans" fo:font-size="11pt" fo:language="en" fo:country="GB" officeooo:rsid="03be0b5c"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ans" fo:font-size="11pt" fo:language="en" fo:country="GB" officeooo:rsid="035bbef8"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style:font-name="Liberation Sans" fo:font-size="11pt" fo:language="en" fo:country="GB" officeooo:rsid="03628e9e" style:letter-kerning="true" style:font-name-asian="Noto Serif CJK SC" style:font-size-asian="11pt" style:language-asian="zh" style:country-asian="CN" style:font-name-complex="Lohit Devanagari" style:font-size-complex="11pt" style:language-complex="hi" style:country-complex="IN"/>
    </style:style>
    <style:style style:name="T20" style:family="text">
      <style:text-properties style:use-window-font-color="true" style:font-name="Liberation Sans" fo:font-size="11pt" fo:language="en" fo:country="GB" officeooo:rsid="0365c69f" style:letter-kerning="true" style:font-name-asian="Noto Serif CJK SC" style:font-size-asian="11pt" style:language-asian="zh" style:country-asian="CN" style:font-name-complex="Lohit Devanagari" style:font-size-complex="11pt" style:language-complex="hi" style:country-complex="IN"/>
    </style:style>
    <style:style style:name="T21" style:family="text">
      <style:text-properties style:use-window-font-color="true" style:font-name="Liberation Sans" fo:font-size="11pt" fo:language="en" fo:country="GB" officeooo:rsid="0366a5af" style:letter-kerning="true" style:font-name-asian="Noto Serif CJK SC" style:font-size-asian="11pt" style:language-asian="zh" style:country-asian="CN" style:font-name-complex="Lohit Devanagari" style:font-size-complex="11pt" style:language-complex="hi" style:country-complex="IN"/>
    </style:style>
    <style:style style:name="T22" style:family="text">
      <style:text-properties style:use-window-font-color="true" style:font-name="Liberation Sans" fo:font-size="11pt" fo:language="en" fo:country="GB" officeooo:rsid="03682dbb" style:letter-kerning="true" style:font-name-asian="Noto Serif CJK SC" style:font-size-asian="11pt" style:language-asian="zh" style:country-asian="CN" style:font-name-complex="Lohit Devanagari" style:font-size-complex="11pt" style:language-complex="hi" style:country-complex="IN"/>
    </style:style>
    <style:style style:name="T23" style:family="text">
      <style:text-properties style:use-window-font-color="true" style:font-name="Liberation Sans" fo:font-size="11pt" fo:language="en" fo:country="GB" fo:font-weight="normal" officeooo:rsid="034a836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4" style:family="text">
      <style:text-properties style:use-window-font-color="true" style:font-name="Liberation Sans" fo:font-size="11pt" fo:language="en" fo:country="GB" fo:font-weight="normal" officeooo:rsid="034c7db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5" style:family="text">
      <style:text-properties style:use-window-font-color="true" style:font-name="Liberation Sans" fo:language="en" fo:country="GB" officeooo:rsid="035f9889" style:letter-kerning="true" style:font-name-asian="Noto Serif CJK SC" style:language-asian="zh" style:country-asian="CN" style:font-name-complex="Lohit Devanagari" style:language-complex="hi" style:country-complex="IN"/>
    </style:style>
    <style:style style:name="T26" style:family="text">
      <style:text-properties style:use-window-font-color="true" style:font-name="Liberation Sans" fo:language="en" fo:country="GB" officeooo:rsid="03682dbb" style:letter-kerning="true" style:font-name-asian="Noto Serif CJK SC" style:language-asian="zh" style:country-asian="CN" style:font-name-complex="Lohit Devanagari" style:language-complex="hi" style:country-complex="IN"/>
    </style:style>
    <style:style style:name="T27" style:family="text">
      <style:text-properties style:use-window-font-color="true" style:font-name="FreeMono" fo:font-size="11pt" fo:language="en" fo:country="GB" officeooo:rsid="0372d5b8" style:letter-kerning="true" style:font-name-asian="Noto Serif CJK SC" style:font-size-asian="11pt" style:language-asian="zh" style:country-asian="CN" style:font-name-complex="Lohit Devanagari" style:font-size-complex="11pt" style:language-complex="hi" style:country-complex="IN"/>
    </style:style>
    <style:style style:name="T28" style:family="text">
      <style:text-properties style:use-window-font-color="true" style:font-name="FreeMono" fo:font-size="11pt" fo:language="en" fo:country="GB" officeooo:rsid="03761299" style:letter-kerning="true" style:font-name-asian="Noto Serif CJK SC" style:font-size-asian="11pt" style:language-asian="zh" style:country-asian="CN" style:font-name-complex="Lohit Devanagari" style:font-size-complex="11pt" style:language-complex="hi" style:country-complex="IN"/>
    </style:style>
    <style:style style:name="T29" style:family="text">
      <style:text-properties style:use-window-font-color="true" style:font-name="FreeMono" fo:font-size="11pt" fo:language="en" fo:country="GB" officeooo:rsid="03767ff8" style:letter-kerning="true" style:font-name-asian="Noto Serif CJK SC" style:font-size-asian="11pt" style:language-asian="zh" style:country-asian="CN" style:font-name-complex="Lohit Devanagari" style:font-size-complex="11pt" style:language-complex="hi" style:country-complex="IN"/>
    </style:style>
    <style:style style:name="T30" style:family="text">
      <style:text-properties style:use-window-font-color="true" style:font-name="FreeMono" fo:font-size="11pt" fo:language="en" fo:country="GB" officeooo:rsid="03a850db" style:letter-kerning="true" style:font-name-asian="Noto Serif CJK SC" style:font-size-asian="11pt" style:language-asian="zh" style:country-asian="CN" style:font-name-complex="Lohit Devanagari" style:font-size-complex="11pt" style:language-complex="hi" style:country-complex="IN"/>
    </style:style>
    <style:style style:name="T31" style:family="text">
      <style:text-properties style:use-window-font-color="true" style:font-name="FreeMono" fo:font-size="11pt" fo:language="en" fo:country="GB" officeooo:rsid="03b1b508" style:letter-kerning="true" style:font-name-asian="Noto Serif CJK SC" style:font-size-asian="11pt" style:language-asian="zh" style:country-asian="CN" style:font-name-complex="Lohit Devanagari" style:font-size-complex="11pt" style:language-complex="hi" style:country-complex="IN"/>
    </style:style>
    <style:style style:name="T32" style:family="text">
      <style:text-properties style:use-window-font-color="true" style:font-name="FreeMono" fo:font-size="11pt" fo:language="en" fo:country="GB" officeooo:rsid="03b686f6" style:letter-kerning="true" style:font-name-asian="Noto Serif CJK SC" style:font-size-asian="11pt" style:language-asian="zh" style:country-asian="CN" style:font-name-complex="Lohit Devanagari" style:font-size-complex="11pt" style:language-complex="hi" style:country-complex="IN"/>
    </style:style>
    <style:style style:name="T33" style:family="text">
      <style:text-properties style:use-window-font-color="true" style:font-name="FreeMono" fo:font-size="11pt" fo:language="en" fo:country="GB" officeooo:rsid="03d08142" style:letter-kerning="true" style:font-name-asian="Noto Serif CJK SC" style:font-size-asian="11pt" style:language-asian="zh" style:country-asian="CN" style:font-name-complex="Lohit Devanagari" style:font-size-complex="11pt" style:language-complex="hi" style:country-complex="IN"/>
    </style:style>
    <style:style style:name="T34" style:family="text">
      <style:text-properties style:use-window-font-color="true" style:font-name="FreeMono" fo:language="en" fo:country="GB" officeooo:rsid="03761299" style:letter-kerning="true" style:font-name-asian="Noto Serif CJK SC" style:language-asian="zh" style:country-asian="CN" style:font-name-complex="Lohit Devanagari" style:language-complex="hi" style:country-complex="IN"/>
    </style:style>
    <style:style style:name="T35" style:family="text">
      <style:text-properties style:use-window-font-color="true" style:font-name="FreeMono" fo:language="en" fo:country="GB" officeooo:rsid="03767ff8" style:letter-kerning="true" style:font-name-asian="Noto Serif CJK SC" style:language-asian="zh" style:country-asian="CN" style:font-name-complex="Lohit Devanagari" style:language-complex="hi" style:country-complex="IN"/>
    </style:style>
    <style:style style:name="T36" style:family="text">
      <style:text-properties style:use-window-font-color="true" style:font-name="FreeMono" fo:language="en" fo:country="GB" officeooo:rsid="03890e08" style:letter-kerning="true" style:font-name-asian="Noto Serif CJK SC" style:language-asian="zh" style:country-asian="CN" style:font-name-complex="Lohit Devanagari" style:language-complex="hi" style:country-complex="IN"/>
    </style:style>
    <style:style style:name="T37" style:family="text">
      <style:text-properties style:use-window-font-color="true" style:font-name="FreeMono" fo:language="en" fo:country="GB" officeooo:rsid="038a1829" style:letter-kerning="true" style:font-name-asian="Noto Serif CJK SC" style:language-asian="zh" style:country-asian="CN" style:font-name-complex="Lohit Devanagari" style:language-complex="hi" style:country-complex="IN"/>
    </style:style>
    <style:style style:name="T38" style:family="text">
      <style:text-properties style:use-window-font-color="true" style:font-name="FreeMono" fo:language="en" fo:country="GB" officeooo:rsid="038f23d6" style:letter-kerning="true" style:font-name-asian="Noto Serif CJK SC" style:language-asian="zh" style:country-asian="CN" style:font-name-complex="Lohit Devanagari" style:language-complex="hi" style:country-complex="IN"/>
    </style:style>
    <style:style style:name="T39" style:family="text">
      <style:text-properties style:use-window-font-color="true" style:font-name="Liberation Sans1" fo:font-size="12pt" fo:language="en" fo:country="GB" fo:font-weight="normal" officeooo:rsid="033deb45"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40" style:family="text">
      <style:text-properties style:use-window-font-color="true" style:font-name="Liberation Sans3" fo:font-size="24pt" fo:language="en" fo:country="GB" fo:font-weight="bold" officeooo:rsid="033f9d29"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T41" style:family="text">
      <style:text-properties style:use-window-font-color="true" style:text-position="super 58%"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42" style:family="text">
      <style:text-properties style:use-window-font-color="true" style:text-position="super 58%"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43" style:family="text">
      <style:text-properties fo:font-weight="bold" style:font-weight-asian="bold"/>
    </style:style>
    <style:style style:name="T44" style:family="text">
      <style:text-properties fo:font-weight="bold" officeooo:rsid="0255a76d" style:font-weight-asian="bold" style:font-weight-complex="bold"/>
    </style:style>
    <style:style style:name="T45" style:family="text">
      <style:text-properties fo:font-weight="bold" officeooo:rsid="03460f32" style:font-weight-asian="bold" style:font-weight-complex="bold"/>
    </style:style>
    <style:style style:name="T46" style:family="text">
      <style:text-properties fo:font-weight="bold" officeooo:rsid="0349a33a" style:font-weight-asian="bold" style:font-weight-complex="bold"/>
    </style:style>
    <style:style style:name="T47" style:family="text">
      <style:text-properties fo:font-weight="bold" officeooo:rsid="03508e6f" style:font-weight-asian="bold" style:font-weight-complex="bold"/>
    </style:style>
    <style:style style:name="T48" style:family="text">
      <style:text-properties style:font-name="Liberation Sans1" fo:font-weight="normal" style:font-weight-asian="normal" style:font-weight-complex="normal"/>
    </style:style>
    <style:style style:name="T49" style:family="text">
      <style:text-properties style:font-name="Liberation Sans1" fo:font-weight="normal" officeooo:rsid="033deb45" style:font-weight-asian="normal" style:font-weight-complex="normal"/>
    </style:style>
    <style:style style:name="T50" style:family="text">
      <style:text-properties style:font-name="Liberation Sans1" fo:font-weight="normal" officeooo:rsid="02d0aa58" style:font-weight-asian="normal" style:font-weight-complex="normal"/>
    </style:style>
    <style:style style:name="T51" style:family="text">
      <style:text-properties fo:color="#ffffff" fo:font-size="10.5pt" fo:font-weight="bold" style:font-size-asian="10.5pt" style:font-weight-asian="bold" style:font-size-complex="10.5pt" style:font-weight-complex="bold"/>
    </style:style>
    <style:style style:name="T52" style:family="text">
      <style:text-properties fo:color="#ffffff" fo:font-size="10.5pt" style:font-size-asian="10.5pt" style:font-size-complex="10.5pt"/>
    </style:style>
    <style:style style:name="T53"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3cd29b4"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3ceaf9c"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3d0809d"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style:font-name="Liberation Sans" fo:font-size="10.5pt" fo:language="en" fo:country="GB" officeooo:rsid="03d45b75"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style:font-name="Liberation Sans" fo:font-size="10.5pt" fo:language="en" fo:country="GB" officeooo:rsid="03d4dbce"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font-style="italic" style:font-style-asian="italic"/>
    </style:style>
    <style:style style:name="T62" style:family="text">
      <style:text-properties fo:font-style="italic" fo:font-weight="normal" officeooo:rsid="03460f32" style:font-style-asian="italic" style:font-weight-asian="normal" style:font-style-complex="italic" style:font-weight-complex="normal"/>
    </style:style>
    <style:style style:name="T63" style:family="text">
      <style:text-properties fo:font-style="italic" fo:font-weight="normal" officeooo:rsid="034cf985" style:font-style-asian="italic" style:font-weight-asian="normal" style:font-style-complex="italic" style:font-weight-complex="normal"/>
    </style:style>
    <style:style style:name="T64" style:family="text">
      <style:text-properties fo:font-style="normal" fo:font-weight="normal" officeooo:rsid="03460f32" style:font-style-asian="normal" style:font-weight-asian="normal" style:font-style-complex="normal" style:font-weight-complex="normal"/>
    </style:style>
    <style:style style:name="T65" style:family="text">
      <style:text-properties fo:font-style="normal" fo:font-weight="bold" officeooo:rsid="03460f32" style:font-style-asian="normal" style:font-weight-asian="bold" style:font-style-complex="normal" style:font-weight-complex="bold"/>
    </style:style>
    <style:style style:name="T66" style:family="text">
      <style:text-properties officeooo:rsid="00e6b1f1"/>
    </style:style>
    <style:style style:name="T67" style:family="text">
      <style:text-properties style:font-name="FreeMono" fo:font-size="11pt" style:font-size-asian="11pt" style:font-size-complex="11pt"/>
    </style:style>
    <style:style style:name="T68" style:family="text">
      <style:text-properties style:font-name="FreeMono" fo:font-size="11pt" officeooo:rsid="002804b9" style:font-size-asian="11pt" style:font-size-complex="11pt"/>
    </style:style>
    <style:style style:name="T69" style:family="text">
      <style:text-properties style:font-name="FreeMono" fo:font-size="11pt" officeooo:rsid="025dc13a" style:font-size-asian="11pt" style:font-size-complex="11pt"/>
    </style:style>
    <style:style style:name="T70" style:family="text">
      <style:text-properties style:font-name="FreeMono" fo:font-size="11pt" officeooo:rsid="039acd75" style:font-size-asian="11pt" style:font-size-complex="11pt"/>
    </style:style>
    <style:style style:name="T71" style:family="text">
      <style:text-properties style:font-name="FreeMono" fo:font-size="11pt" officeooo:rsid="03a850db" style:font-size-asian="11pt" style:font-size-complex="11pt"/>
    </style:style>
    <style:style style:name="T72" style:family="text">
      <style:text-properties style:font-name="FreeMono" officeooo:rsid="002804b9"/>
    </style:style>
    <style:style style:name="T73" style:family="text">
      <style:text-properties fo:font-weight="normal" style:font-weight-asian="normal" style:font-weight-complex="normal"/>
    </style:style>
    <style:style style:name="T74" style:family="text">
      <style:text-properties fo:font-weight="normal" officeooo:rsid="03460f32" style:font-weight-asian="normal" style:font-weight-complex="normal"/>
    </style:style>
    <style:style style:name="T75" style:family="text">
      <style:text-properties fo:font-weight="normal" officeooo:rsid="034a8369" style:font-weight-asian="normal" style:font-weight-complex="normal"/>
    </style:style>
    <style:style style:name="T76" style:family="text">
      <style:text-properties fo:font-weight="normal" officeooo:rsid="0349a33a" style:font-weight-asian="normal" style:font-weight-complex="normal"/>
    </style:style>
    <style:style style:name="T77" style:family="text">
      <style:text-properties fo:font-weight="normal" officeooo:rsid="034aec88" style:font-weight-asian="normal" style:font-weight-complex="normal"/>
    </style:style>
    <style:style style:name="T78" style:family="text">
      <style:text-properties fo:font-weight="normal" officeooo:rsid="034cf985" style:font-weight-asian="normal" style:font-weight-complex="normal"/>
    </style:style>
    <style:style style:name="T79" style:family="text">
      <style:text-properties fo:font-weight="normal" officeooo:rsid="0345f2fc" style:font-weight-asian="normal" style:font-weight-complex="normal"/>
    </style:style>
    <style:style style:name="T80" style:family="text">
      <style:text-properties officeooo:rsid="025be0ec"/>
    </style:style>
    <style:style style:name="T81" style:family="text">
      <style:text-properties officeooo:rsid="025fb58f"/>
    </style:style>
    <style:style style:name="T82" style:family="text">
      <style:text-properties officeooo:rsid="033c433b"/>
    </style:style>
    <style:style style:name="T83" style:family="text">
      <style:text-properties officeooo:rsid="033fa295"/>
    </style:style>
    <style:style style:name="T84" style:family="text">
      <style:text-properties officeooo:rsid="034188c1"/>
    </style:style>
    <style:style style:name="T85" style:family="text">
      <style:text-properties officeooo:rsid="03421902"/>
    </style:style>
    <style:style style:name="T86" style:family="text">
      <style:text-properties officeooo:rsid="0343b406"/>
    </style:style>
    <style:style style:name="T87" style:family="text">
      <style:text-properties style:text-position="33% 58%"/>
    </style:style>
    <style:style style:name="T88" style:family="text">
      <style:text-properties style:text-position="33% 58%" fo:font-weight="normal" officeooo:rsid="034a8369" style:font-weight-asian="normal" style:font-weight-complex="normal"/>
    </style:style>
    <style:style style:name="T89" style:family="text">
      <style:text-properties style:text-position="33% 58%" fo:font-style="italic" fo:font-weight="normal" officeooo:rsid="03460f32" style:font-style-asian="italic" style:font-weight-asian="normal" style:font-style-complex="italic" style:font-weight-complex="normal"/>
    </style:style>
    <style:style style:name="T90" style:family="text">
      <style:text-properties style:text-position="33% 58%" fo:font-style="italic" fo:font-weight="normal" officeooo:rsid="034cf985" style:font-style-asian="italic" style:font-weight-asian="normal" style:font-style-complex="italic" style:font-weight-complex="normal"/>
    </style:style>
    <style:style style:name="T91" style:family="text">
      <style:text-properties style:text-position="33% 58%" officeooo:rsid="03508e6f"/>
    </style:style>
    <style:style style:name="T92" style:family="text">
      <style:text-properties style:text-position="33% 58%" officeooo:rsid="0343b406"/>
    </style:style>
    <style:style style:name="T93" style:family="text">
      <style:text-properties officeooo:rsid="03508e6f"/>
    </style:style>
    <style:style style:name="T94" style:family="text">
      <style:text-properties officeooo:rsid="0355015e"/>
    </style:style>
    <style:style style:name="T95" style:family="text">
      <style:text-properties officeooo:rsid="0356413a"/>
    </style:style>
    <style:style style:name="T96" style:family="text">
      <style:text-properties officeooo:rsid="0357fa52"/>
    </style:style>
    <style:style style:name="T97" style:family="text">
      <style:text-properties officeooo:rsid="035bbef8"/>
    </style:style>
    <style:style style:name="T98" style:family="text">
      <style:text-properties officeooo:rsid="035e8de4"/>
    </style:style>
    <style:style style:name="T99" style:family="text">
      <style:text-properties fo:font-size="11pt" officeooo:rsid="03628e9e" style:font-size-asian="11pt" style:font-size-complex="11pt"/>
    </style:style>
    <style:style style:name="T100" style:family="text">
      <style:text-properties fo:font-size="11pt" officeooo:rsid="03614f30" style:font-size-asian="11pt" style:font-size-complex="11pt"/>
    </style:style>
    <style:style style:name="T101" style:family="text">
      <style:text-properties officeooo:rsid="0368b453"/>
    </style:style>
    <style:style style:name="T102" style:family="text">
      <style:text-properties officeooo:rsid="03691226"/>
    </style:style>
    <style:style style:name="T103" style:family="text">
      <style:text-properties officeooo:rsid="03698ea3"/>
    </style:style>
    <style:style style:name="T104" style:family="text">
      <style:text-properties officeooo:rsid="036e30bb"/>
    </style:style>
    <style:style style:name="T105" style:family="text">
      <style:text-properties officeooo:rsid="0372d5b8"/>
    </style:style>
    <style:style style:name="T106" style:family="text">
      <style:text-properties officeooo:rsid="03735cb0"/>
    </style:style>
    <style:style style:name="T107" style:family="text">
      <style:text-properties officeooo:rsid="03751ee8"/>
    </style:style>
    <style:style style:name="T108" style:family="text">
      <style:text-properties officeooo:rsid="038a1829"/>
    </style:style>
    <style:style style:name="T109" style:family="text">
      <style:text-properties officeooo:rsid="02562b68"/>
    </style:style>
    <style:style style:name="T110" style:family="text">
      <style:text-properties officeooo:rsid="039acd75"/>
    </style:style>
    <style:style style:name="T111" style:family="text">
      <style:text-properties officeooo:rsid="039ad742"/>
    </style:style>
    <style:style style:name="T112" style:family="text">
      <style:text-properties officeooo:rsid="039e3cb1"/>
    </style:style>
    <style:style style:name="T113" style:family="text">
      <style:text-properties officeooo:rsid="039ec9cd"/>
    </style:style>
    <style:style style:name="T114" style:family="text">
      <style:text-properties officeooo:rsid="03a2ddad"/>
    </style:style>
    <style:style style:name="T115" style:family="text">
      <style:text-properties officeooo:rsid="03a3413e"/>
    </style:style>
    <style:style style:name="T116" style:family="text">
      <style:text-properties officeooo:rsid="03a4e81b"/>
    </style:style>
    <style:style style:name="T117" style:family="text">
      <style:text-properties officeooo:rsid="03be2533"/>
    </style:style>
    <style:style style:name="T118" style:family="text">
      <style:text-properties officeooo:rsid="03c2e348"/>
    </style:style>
    <style:style style:name="T119" style:family="text">
      <style:text-properties officeooo:rsid="0358742b"/>
    </style:style>
    <style:style style:name="T120" style:family="text">
      <style:text-properties officeooo:rsid="03682dbb"/>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fo:margin-left="0cm" fo:margin-right="0cm" fo:margin-top="0.199cm" fo:margin-bottom="0cm" style:vertical-pos="from-top" style:horizontal-pos="from-left" style:horizontal-rel="paragraph" draw:wrap-influence-on-position="once-concurrent" loext:allow-overlap="true" loext:rel-width-rel="paragraph"/>
    </style:style>
    <style:style style:name="fr3"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from-top" style:vertical-rel="paragraph" style:horizontal-pos="center" style:horizontal-rel="paragraph"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15"/>
      <text:p text:style-name="P15"/>
      <text:p text:style-name="P15"/>
      <text:p text:style-name="P15"/>
      <text:p text:style-name="P15"/>
      <text:p text:style-name="P15"/>
      <text:p text:style-name="P23">PySOC</text:p>
      <text:p text:style-name="P17"/>
      <text:p text:style-name="P18">Calculation of Spin-Orbit Coupling</text:p>
      <text:p text:style-name="P16"/>
      <text:p text:style-name="P22">Quick Reference Guide</text:p>
      <text:p text:style-name="P19"/>
      <text:p text:style-name="P19"/>
      <text:p text:style-name="P19"/>
      <text:p text:style-name="P19"/>
      <text:p text:style-name="P19"/>
      <text:p text:style-name="P20"><text:span text:style-name="T66">Version </text:span><text:span text:style-name="T82">2.0.0</text:span></text:p>
      <text:p text:style-name="P20"/>
      <text:p text:style-name="P20"/>
      <text:p text:style-name="P24"><text:span text:style-name="T49">3</text:span><text:span text:style-name="T50">0</text:span><text:span text:style-name="T48"> </text:span><text:span text:style-name="T39">November</text:span><text:span text:style-name="T48"> 2020</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73"><text:a xlink:type="simple" xlink:href="#__RefHeading___Toc3966_3674115993" text:style-name="Index_20_Link" text:visited-style-name="Index_20_Link">How to Use This Document<text:tab/>1</text:a></text:p>
          <text:p text:style-name="P73"><text:a xlink:type="simple" xlink:href="#__RefHeading___Toc4260_3674115993" text:style-name="Index_20_Link" text:visited-style-name="Index_20_Link">About PySOC<text:tab/>2</text:a></text:p>
          <text:p text:style-name="P73"><text:a xlink:type="simple" xlink:href="#__RefHeading___Toc7792_3929363255" text:style-name="Index_20_Link" text:visited-style-name="Index_20_Link">Installation<text:tab/>3</text:a></text:p>
          <text:p text:style-name="P73"><text:a xlink:type="simple" xlink:href="#__RefHeading___Toc618_828001417" text:style-name="Index_20_Link" text:visited-style-name="Index_20_Link">Using PySOC<text:tab/>4</text:a></text:p>
          <text:p text:style-name="P74"><text:a xlink:type="simple" xlink:href="#__RefHeading___Toc5240_3929363255" text:style-name="Index_20_Link" text:visited-style-name="Index_20_Link">Setup<text:tab/>4</text:a></text:p>
          <text:p text:style-name="P75"><text:a xlink:type="simple" xlink:href="#__RefHeading___Toc5242_3929363255" text:style-name="Index_20_Link" text:visited-style-name="Index_20_Link">Gaussian<text:tab/>4</text:a></text:p>
          <text:p text:style-name="P75"><text:a xlink:type="simple" xlink:href="#__RefHeading___Toc5244_3929363255" text:style-name="Index_20_Link" text:visited-style-name="Index_20_Link">DFTB+<text:tab/>5</text:a></text:p>
          <text:p text:style-name="P74"><text:a xlink:type="simple" xlink:href="#__RefHeading___Toc5246_3929363255" text:style-name="Index_20_Link" text:visited-style-name="Index_20_Link">Spin-Orbit Coupling Calculation<text:tab/>7</text:a></text:p>
          <text:p text:style-name="P74"><text:a xlink:type="simple" xlink:href="#__RefHeading___Toc7794_3929363255" text:style-name="Index_20_Link" text:visited-style-name="Index_20_Link">Intermediate Files<text:tab/>8</text:a></text:p>
          <text:p text:style-name="P73"><text:a xlink:type="simple" xlink:href="#__RefHeading___Toc7796_3929363255" text:style-name="Index_20_Link" text:visited-style-name="Index_20_Link">Referencing PySOC<text:tab/>8</text:a></text:p>
          <text:p text:style-name="P73"><text:a xlink:type="simple" xlink:href="#__RefHeading___Toc4183_3929363255" text:style-name="Index_20_Link" text:visited-style-name="Index_20_Link">Bibliography<text:tab/>9</text:a></text:p>
        </text:index-body>
      </text:table-of-content>
      <text:p text:style-name="P21"/>
      <text:h text:style-name="P84" text:outline-level="1"><text:bookmark-start text:name="__RefHeading___Toc3966_3674115993"/>How to Use <text:span text:style-name="T81">This Document</text:span><text:bookmark-end text:name="__RefHeading___Toc3966_3674115993"/></text:h>
      <text:p text:style-name="P47"><text:span text:style-name="T109">This document is designed to act as rapid introduction and quick-reference to the </text:span><text:span text:style-name="T10">PySOC </text:span><text:span text:style-name="T11">spin-orbit coupling </text:span><text:span text:style-name="T12">calculation program.</text:span></text:p>
      <text:p text:style-name="P29">Images are included for comparison and reference.</text:p>
      <text:p text:style-name="P25">Supplementary information and helpful tips are displayed separately, as follows:</text:p>
      <text:p text:style-name="P26"><draw:frame draw:style-name="fr3" draw:name="Frame69" text:anchor-type="paragraph" svg:x="0cm" svg:y="0.196cm" svg:width="17cm" style:rel-width="100%" draw:z-index="0"><draw:text-box fo:min-height="0.55cm"><text:p text:style-name="P8"><text:span text:style-name="T51">NOTE:</text:span><text:span text:style-name="T52"> </text:span><text:span text:style-name="T53">This is a tip.</text:span></text:p></draw:text-box></draw:frame>Commands that should be typed by the user are displayed in the following format:</text:p>
      <text:p text:style-name="P26"><draw:frame draw:style-name="fr1" draw:name="Frame70" text:anchor-type="paragraph" svg:width="16.302cm" style:rel-width="100%" draw:z-index="1"><draw:text-box fo:min-height="0.499cm"><text:p text:style-name="P3">&gt; <text:span text:style-name="T80">echo Hello world</text:span></text:p></draw:text-box></draw:frame>The arrow character (&gt;) should not be typed; it is used to differentiate commands that should be typed from the resulting output (which will be displayed without the arrow character):</text:p>
      <text:p text:style-name="P27"><draw:frame draw:style-name="fr1" draw:name="Frame71" text:anchor-type="paragraph" svg:width="16.302cm" style:rel-width="100%" draw:z-index="2"><draw:text-box fo:min-height="0.499cm"><text:p text:style-name="P3">&gt; <text:span text:style-name="T80">echo Hello world</text:span></text:p><text:p text:style-name="P4">Hello world</text:p></draw:text-box></draw:frame>In the above example, the user is being instructed to type: echo Hello world. The computer, in response, gives the output: Hello world.</text:p>
      <text:p text:style-name="P28">Ellipses (…) indicate that the real, full output has been truncated:</text:p>
      <text:p text:style-name="P28"><draw:frame draw:style-name="fr1" draw:name="Frame72" text:anchor-type="paragraph" svg:width="16.302cm" style:rel-width="100%" draw:z-index="3"><draw:text-box fo:min-height="0.499cm"><text:p text:style-name="P3">&gt; cat /etc/fstab</text:p><text:p text:style-name="P4"># /etc/fstab: static file system information.</text:p><text:p text:style-name="P6">#</text:p><text:p text:style-name="P4">...</text:p></draw:text-box></draw:frame><text:s/></text:p>
      <text:p text:style-name="P27"/>
      <text:h text:style-name="Heading_20_1" text:outline-level="1"/>
      <text:h text:style-name="P54" text:outline-level="1"><text:bookmark-start text:name="__RefHeading___Toc4260_3674115993"/>About <text:span text:style-name="T40">PySOC</text:span><text:bookmark-end text:name="__RefHeading___Toc4260_3674115993"/></text:h>
      <text:p text:style-name="P32">PySOC <text:span text:style-name="T83">is a program for the calculation of spin-orbit coupling (SOC) </text:span><text:span text:style-name="T85">values </text:span><text:span text:style-name="T84">between singlet and triplet excited states</text:span><text:span text:style-name="T83">. As input, PySOC requires an excited states calculation at any of the following levels of theory:</text:span></text:p>
      <text:list xml:id="list2729969828" text:style-name="L1">
        <text:list-item>
          <text:p text:style-name="P91">Time-dependant DFT (TD-DFT)<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m54RJNsZEj"/><text:span text:style-name="T87">1–7</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m54RJNsZEj"/>⁠ with Gaussian 09/<text:span text:style-name="T86">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JufSoa0bU1"/><text:span text:style-name="T92">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JufSoa0bU1"/><text:span text:style-name="T86">⁠</text:span></text:p>
        </text:list-item>
        <text:list-item>
          <text:p text:style-name="P91">TD-DFT using the Tamm–Dancoff approximation (TDA)<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sam7OphZ4P"/><text:span text:style-name="T87">1–7,10</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sam7OphZ4P"/>⁠ with Gaussian 09/<text:span text:style-name="T86">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zWGhu8ER7j"/><text:span text:style-name="T92">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zWGhu8ER7j"/><text:span text:style-name="T86">⁠</text:span></text:p>
        </text:list-item>
        <text:list-item>
          <text:p text:style-name="P91">Time-dependant Density Functional based Tight Binding (TD-DFTB) with DFTB+<text:reference-mark-start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operties&quot;: {&quot;noteIndex&quot;: 0}, &quot;schema&quot;: &quot;https://github.com/citation-style-language/schema/raw/master/csl-citation.json&quot;} RNDFQeIuiLMPb"/><text:span text:style-name="T87">11</text:span><text:reference-mark-end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operties&quot;: {&quot;noteIndex&quot;: 0}, &quot;schema&quot;: &quot;https://github.com/citation-style-language/schema/raw/master/csl-citation.json&quot;} RNDFQeIuiLMPb"/>⁠</text:p>
        </text:list-item>
      </text:list>
      <text:p text:style-name="P33">PySOC consists of two Fortran programs (molsoc and soc_td) and a Python controller (pysoc) with contributions from the following authors:</text:p>
      <text:p text:style-name="P34">pysoc:<text:span text:style-name="T73"> Originally written by Xing Gao </text:span><text:span text:style-name="T62">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l0gtQ2PXq"/><text:span text:style-name="T89">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l0gtQ2PXq"/><text:span text:style-name="T74">⁠ Rewritten for Python3.6 by Oliver Lee.</text:span></text:p>
      <text:p text:style-name="P36"><text:span text:style-name="T45">m</text:span><text:span text:style-name="T46">olsoc</text:span><text:span text:style-name="T76">: </text:span><text:span text:style-name="T77">Originally </text:span><text:span text:style-name="T24">w</text:span><text:span text:style-name="T75">ritten by Sandro G. Chiodo </text:span><text:span text:style-name="T23">and</text:span><text:span text:style-name="T75"> Monica Leopoldini,</text:span><text:reference-mark-start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2&lt;/sup&gt;&quot;}, &quot;properties&quot;: {&quot;noteIndex&quot;: 0}, &quot;schema&quot;: &quot;https://github.com/citation-style-language/schema/raw/master/csl-citation.json&quot;} RNDgFKvT2xWk0"/><text:span text:style-name="T88">13</text:span><text:reference-mark-end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2&lt;/sup&gt;&quot;}, &quot;properties&quot;: {&quot;noteIndex&quot;: 0}, &quot;schema&quot;: &quot;https://github.com/citation-style-language/schema/raw/master/csl-citation.json&quot;} RNDgFKvT2xWk0"/><text:span text:style-name="T75">⁠ </text:span><text:span text:style-name="T77">with modifications </text:span><text:span text:style-name="T78">by Xing Gao </text:span><text:span text:style-name="T63">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3aeh9UcRZ"/><text:span text:style-name="T90">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E3aeh9UcRZ"/><text:span text:style-name="T78">⁠</text:span></text:p>
      <text:p text:style-name="P37"><text:span text:style-name="T47">soc_td:</text:span><text:span text:style-name="T93"> Originally written by Xing Gao 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NYBYtCXaGa"/><text:span text:style-name="T91">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1&lt;/sup&gt;&quot;}, &quot;properties&quot;: {&quot;noteIndex&quot;: 0}, &quot;schema&quot;: &quot;https://github.com/citation-style-language/schema/raw/master/csl-citation.json&quot;} RNDNYBYtCXaGa"/><text:span text:style-name="T93">⁠ with modifications by Oliver Lee.</text:span></text:p>
      <text:p text:style-name="P38"/>
      <text:h text:style-name="P55" text:outline-level="1"><text:bookmark-start text:name="__RefHeading___Toc7792_3929363255"/>Installation<text:bookmark-end text:name="__RefHeading___Toc7792_3929363255"/></text:h>
      <text:p text:style-name="P48">The latest version of PySOC can be downloaded from github with the git program:</text:p>
      <text:p text:style-name="P49"><draw:frame draw:style-name="fr1" draw:name="Frame4" text:anchor-type="paragraph" svg:width="16.302cm" style:rel-width="100%" draw:z-index="11"><draw:text-box fo:min-height="0.499cm"><text:p text:style-name="P7">&gt; git clone https://github.com/oliver-s-lee/pysoc.git</text:p></draw:text-box></draw:frame><text:span text:style-name="T111">This will create a ‘pysoc’ folder in </text:span><text:span text:style-name="T13">the</text:span><text:span text:style-name="T111"> current directory in which PySOC will be downloaded. Within this folder, two further steps are required to ‘install’ PySOC:</text:span></text:p>
      <text:list xml:id="list1215980922" text:style-name="L2">
        <text:list-item>
          <text:p text:style-name="P92"><text:span text:style-name="T112">The ‘bin’ </text:span><text:span text:style-name="T14">subdirectory</text:span><text:span text:style-name="T112"> should be added to the user’s PATH variable.</text:span></text:p>
        </text:list-item>
        <text:list-item>
          <text:p text:style-name="P93"><text:span text:style-name="T113">The ‘pysoc’ </text:span><text:span text:style-name="T15">top directory</text:span><text:span text:style-name="T113"> should be added to the user’s PYTHONPATH variable.</text:span></text:p>
        </text:list-item>
      </text:list>
      <text:p text:style-name="P50">Installation can be made permanent by adding these paths to the user’s .<text:span text:style-name="T114">bashrc file </text:span><text:span text:style-name="T116">(located in the user’s home directory)</text:span><text:span text:style-name="T114">, </text:span><text:span text:style-name="T115">for example:</text:span></text:p>
      <text:p text:style-name="P51"><draw:frame draw:style-name="fr1" draw:name="Frame5" text:anchor-type="paragraph" svg:width="16.302cm" style:rel-width="100%" draw:z-index="12"><draw:text-box fo:min-height="0.499cm"><text:p text:style-name="P12"><text:span text:style-name="T70"># </text:span><text:span text:style-name="T67">Install PySOC</text:span></text:p><text:p text:style-name="P11"><text:span text:style-name="T70">PYTHONPATH="$PYTHONPATH:/</text:span><text:span text:style-name="T30">path/to</text:span><text:span text:style-name="T70">/</text:span><text:span text:style-name="T71">pysoc</text:span><text:span text:style-name="T70">”</text:span></text:p><text:p text:style-name="P11"><text:span text:style-name="T70">PATH="$PATH:/</text:span><text:span text:style-name="T30">path/to/pysoc</text:span><text:span text:style-name="T70">/bin"</text:span></text:p></draw:text-box></draw:frame>Installation can be tested with the ‘pysoc -v’ command, which will print the PySOC version if installation was successful:</text:p>
      <text:p text:style-name="P51"><draw:frame draw:style-name="fr1" draw:name="Frame6" text:anchor-type="paragraph" svg:width="16.302cm" style:rel-width="100%" draw:z-index="13"><draw:text-box fo:min-height="0.499cm"><text:p text:style-name="P13"><text:span text:style-name="T110">&gt; </text:span>pysoc -v</text:p><text:p text:style-name="P14">2.0.0</text:p></draw:text-box></draw:frame></text:p>
      <text:list xml:id="list1314776513" text:style-name="WWNum1">
        <text:list-item>
          <text:h text:style-name="P85" text:outline-level="1"><text:bookmark-start text:name="__RefHeading___Toc618_828001417"/>Using PySOC<text:bookmark-end text:name="__RefHeading___Toc618_828001417"/></text:h>
        </text:list-item>
      </text:list>
      <text:h text:style-name="P86" text:outline-level="2"><text:bookmark-start text:name="__RefHeading___Toc5240_3929363255"/>Setup<text:bookmark-end text:name="__RefHeading___Toc5240_3929363255"/></text:h>
      <text:p text:style-name="P96"><text:span text:style-name="T94">Before spin-orbit coupling can be calculated, it is first necessary to perform an excited states calculation with either the Gaussian or DFTB+ quantum mechanical </text:span><text:span text:style-name="T96">(QM) </text:span><text:span text:style-name="T94">calculation programs. </text:span><text:span text:style-name="T95">The next section will </text:span><text:span text:style-name="T3">briefly</text:span><text:span text:style-name="T95"> cover the necessary options to perform SOC calculations with each, </text:span><text:span text:style-name="T96">but the reader is expected to be familiar with the basic operation of the QM program of choice.</text:span></text:p>
      <text:h text:style-name="P89" text:outline-level="3"><draw:frame draw:style-name="fr3" draw:name="Frame10" text:anchor-type="paragraph" svg:x="0cm" svg:y="0.196cm" svg:width="17cm" style:rel-width="100%" draw:z-index="17"><draw:text-box fo:min-height="0.55cm"><text:p text:style-name="P8"><text:span text:style-name="T51">NOTE:</text:span><text:span text:style-name="T52"> </text:span><text:span text:style-name="T55">Shells higher than the f shell are not currently supported by PySOC. The user should ensure that the basis set used in the QM program does contain g (or higher) shells.</text:span></text:p></draw:text-box></draw:frame><text:bookmark-start text:name="__RefHeading___Toc5242_3929363255"/><text:span text:style-name="T119">Gaussian</text:span><text:bookmark-end text:name="__RefHeading___Toc5242_3929363255"/></text:h>
      <text:p text:style-name="P39"><text:span text:style-name="T4">Time-dependant DFT excited states calculations both with and without the T</text:span><text:span text:style-name="T5">amm–Dancoff approximation </text:span><text:span text:style-name="T4">are supported for Gaussian versions 09 and 16. Older versions of Gaussian and alternative calculation methods (CIS etc.) may additionally be supported, but have not been tested.</text:span></text:p>
      <text:p text:style-name="P40"><text:span text:style-name="T4">P</text:span><text:span text:style-name="T2">ySOC requires that the following options be specified in the input file:</text:span></text:p>
      <table:table table:name="Table4" table:style-name="Table4">
        <table:table-column table:style-name="Table4.A"/>
        <table:table-column table:style-name="Table4.B"/>
        <table:table-column table:style-name="Table4.C"/>
        <table:table-row>
          <table:table-cell table:style-name="Table4.A1" office:value-type="string">
            <text:p text:style-name="P63">Option</text:p>
          </table:table-cell>
          <table:table-cell table:style-name="Table4.A1" office:value-type="string">
            <text:p text:style-name="P63">Type</text:p>
          </table:table-cell>
          <table:table-cell table:style-name="Table4.C1" office:value-type="string">
            <text:p text:style-name="P63">Description</text:p>
          </table:table-cell>
        </table:table-row>
        <table:table-row>
          <table:table-cell table:style-name="Table4.A2" office:value-type="string">
            <text:p text:style-name="P65"><text:span text:style-name="T98">%rwf=</text:span><text:span text:style-name="T25">file</text:span><text:span text:style-name="T98">.rwf</text:span></text:p>
          </table:table-cell>
          <table:table-cell table:style-name="Table4.A2" office:value-type="string">
            <text:p text:style-name="P64">Link 0 option</text:p>
          </table:table-cell>
          <table:table-cell table:style-name="Table4.C2" office:value-type="string">
            <text:p text:style-name="P71"><text:span text:style-name="T100">Indicates that the read-write intermediate file should be created with the name ‘file.rwf’. PySOC </text:span><text:span text:style-name="T20">expects the rwf file to have the same name as the log file (except for the extension), but this can be specified manually </text:span><text:span text:style-name="T21">to pysoc</text:span><text:span text:style-name="T20"> if a different name is used.</text:span></text:p>
          </table:table-cell>
        </table:table-row>
        <table:table-row>
          <table:table-cell table:style-name="Table4.A2" office:value-type="string">
            <text:p text:style-name="P66">6D</text:p>
          </table:table-cell>
          <table:table-cell table:style-name="Table4.A2" office:value-type="string">
            <text:p text:style-name="P69"><text:span text:style-name="T99">Route </text:span><text:span text:style-name="T22">keyword</text:span></text:p>
          </table:table-cell>
          <table:table-cell table:style-name="Table4.C2" office:value-type="string">
            <text:p text:style-name="P69"><text:span text:style-name="T99">Specifies that pure (rather than </text:span><text:span text:style-name="T19">C</text:span><text:span text:style-name="T99">artesian) d functions should be used.</text:span></text:p>
          </table:table-cell>
        </table:table-row>
        <table:table-row>
          <table:table-cell table:style-name="Table4.A2" office:value-type="string">
            <text:p text:style-name="P66">10F</text:p>
          </table:table-cell>
          <table:table-cell table:style-name="Table4.A2" office:value-type="string">
            <text:p text:style-name="P67">Route <text:span text:style-name="T26">keyword</text:span></text:p>
          </table:table-cell>
          <table:table-cell table:style-name="Table4.C2" office:value-type="string">
            <text:p text:style-name="P69"><text:span text:style-name="T99">Specifies that pure (rather than </text:span><text:span text:style-name="T19">C</text:span><text:span text:style-name="T99">artesian) f functions should be used.</text:span></text:p>
          </table:table-cell>
        </table:table-row>
        <table:table-row>
          <table:table-cell table:style-name="Table4.A2" office:value-type="string">
            <text:p text:style-name="P66">GFInput</text:p>
          </table:table-cell>
          <table:table-cell table:style-name="Table4.A2" office:value-type="string">
            <text:p text:style-name="P68">Route <text:span text:style-name="T26">keyword</text:span></text:p>
          </table:table-cell>
          <table:table-cell table:style-name="Table4.C2" office:value-type="string">
            <text:p text:style-name="P70">Specifies that the basis set should be printed in the calculation output.</text:p>
          </table:table-cell>
        </table:table-row>
      </table:table>
      <text:p text:style-name="P100"/>
      <text:p text:style-name="P100"><draw:frame draw:style-name="fr5" draw:name="Frame36" text:anchor-type="paragraph" svg:y="1.295cm" svg:width="16.302cm" style:rel-width="100%" draw:z-index="4"><draw:text-box fo:min-height="0.499cm"><text:p text:style-name="P5">%mem=1GB</text:p><text:p text:style-name="P5">%chk=gaussian.chk</text:p><text:p text:style-name="P5">%rwf=gaussian.rwf</text:p><text:p text:style-name="P5"># <text:span text:style-name="T103">TD</text:span>(50-50,nstates=5) wB97XD/TZVP 6D 10F nosymm GFInput</text:p><text:p text:style-name="P5"><text:s text:c="17"/></text:p><text:p text:style-name="P5">test</text:p><text:p text:style-name="P5"><text:s text:c="17"/></text:p><text:p text:style-name="P5">0 1</text:p><text:p text:style-name="P5">C <text:s text:c="8"/>-0.131829 <text:s text:c="5"/>-0.000001 <text:s text:c="5"/>-0.000286</text:p><text:p text:style-name="P5">O <text:s text:c="9"/>1.065288 <text:s text:c="6"/>0.000001 <text:s text:c="6"/>0.000090</text:p><text:p text:style-name="P5">H <text:s text:c="8"/>-0.718439 <text:s text:c="6"/>0.939705 <text:s text:c="6"/>0.000097</text:p><text:p text:style-name="P5">H <text:s text:c="8"/>-0.718441 <text:s text:c="5"/>-0.939705 <text:s text:c="6"/>0.000136</text:p></draw:text-box></draw:frame><text:span text:style-name="T120">In addition, either the ‘TD’ or ‘TDA’ keywords </text:span><text:span text:style-name="T101">should be given to </text:span><text:span text:style-name="T102">calculate</text:span><text:span text:style-name="T101"> excited states. A</text:span><text:span text:style-name="T103">n</text:span><text:span text:style-name="T101"> exampled input file is given below:</text:span></text:p>
      <text:h text:style-name="P90" text:outline-level="3"><text:bookmark-start text:name="__RefHeading___Toc5244_3929363255"/>DFTB+<text:bookmark-end text:name="__RefHeading___Toc5244_3929363255"/></text:h>
      <text:p text:style-name="P98"><text:span text:style-name="T104">Please note that t</text:span>his section is under revision.</text:p>
      <text:p text:style-name="P99"><draw:frame draw:style-name="fr3" draw:name="Frame11" text:anchor-type="paragraph" svg:x="0cm" svg:y="0.196cm" svg:width="17cm" style:rel-width="100%" draw:z-index="18"><draw:text-box fo:min-height="0.55cm"><text:p text:style-name="P81"><text:span text:style-name="T51">NOTE:</text:span><text:span text:style-name="T52"> </text:span><text:span text:style-name="T56">PySOC requires Gaussian type orbitals (GTOs) to perform the SOC calculation, yet DFTB+ uses Slater-type orbitals (STOs). Thus the parameter set used for the DFTB+ calculation must be fitted to GTOs </text:span><text:span text:style-name="T60">for use with PySOC</text:span><text:span text:style-name="T56">. </text:span><text:span text:style-name="T59">PySOC contains a fitted set for the mio-1-1 parameter set which will be used by default, alternative fitted sets can be specified</text:span><text:span text:style-name="T57"> with the ‘--fitted_basis’ </text:span><text:span text:style-name="T58">option:</text:span></text:p><text:p text:style-name="P8"><text:span text:style-name="T58"><draw:frame draw:style-name="fr2" draw:name="Frame12" text:anchor-type="as-char" svg:y="-0.79cm" svg:width="16.302cm" style:rel-width="100%" draw:z-index="19"><draw:text-box fo:min-height="0.499cm"><text:p text:style-name="P10"><text:span text:style-name="T68">&gt; </text:span><text:span text:style-name="T28">pysoc </text:span><text:span text:style-name="T29">ch2o.</text:span><text:span text:style-name="T33">xyz</text:span><text:span text:style-name="T29"> --</text:span><text:span text:style-name="T33">fitted_basis</text:span><text:span text:style-name="T32"> /</text:span><text:span text:style-name="T33">path/to/directory</text:span></text:p></draw:text-box></draw:frame></text:span></text:p></draw:text-box></draw:frame><text:span text:style-name="T18">A</text:span><text:span text:style-name="T2">n example dftb_in.hsd file is given below:</text:span></text:p>
      <text:p text:style-name="P41"><draw:frame draw:style-name="fr1" draw:name="Frame37" text:anchor-type="paragraph" svg:width="17cm" style:rel-width="100%" svg:height="15.995cm" draw:z-index="5"><draw:text-box draw:chain-next-name="Frame13"><text:p text:style-name="P5">Geometry = GenFormat {</text:p><text:p text:style-name="P5"><text:s text:c="2"/>&lt;&lt;&lt; "ch2o.gen"</text:p><text:p text:style-name="P5">}</text:p><text:p text:style-name="P5"/><text:p text:style-name="P5">Driver = {}</text:p><text:p text:style-name="P5"/><text:p text:style-name="P5">Hamiltonian = DFTB {</text:p><text:p text:style-name="P5"><text:s text:c="2"/>SCC = Yes</text:p><text:p text:style-name="P5"><text:s text:c="2"/>SCCTolerance = 1e-10 <text:s/># Very tight for test purposes only</text:p><text:p text:style-name="P5"><text:s text:c="2"/>MaxAngularMomentum = {</text:p><text:p text:style-name="P5"><text:s text:c="4"/>H <text:s/>= "s"</text:p><text:p text:style-name="P5"><text:s text:c="4"/>C <text:s/>= "p"</text:p><text:p text:style-name="P5"><text:s text:c="4"/>O <text:s/>= "p"</text:p><text:p text:style-name="P5"><text:s text:c="2"/>}</text:p><text:p text:style-name="P5"><text:s text:c="2"/>SlaterKosterFiles = Type2FileNames {</text:p><text:p text:style-name="P5"><text:s text:c="4"/>Prefix = "/fsnfs/users/xinggao/work/gsh/thiothymine/gtsh/test_python/tddftb/sk/mio-1-1/"</text:p><text:p text:style-name="P5"><text:s text:c="4"/>Separator = "-"</text:p><text:p text:style-name="P5"><text:s text:c="4"/>Suffix = ".skf"</text:p><text:p text:style-name="P5"><text:s text:c="2"/>}</text:p><text:p text:style-name="P5"><text:s text:c="2"/>LinearResponse { </text:p><text:p text:style-name="P5"><text:s text:c="4"/>NrOfExcitations = 10</text:p><text:p text:style-name="P5"><text:s text:c="4"/>StateOfInterest = 0</text:p><text:p text:style-name="P5"><text:s text:c="4"/>Symmetry = both</text:p><text:p text:style-name="P5"><text:s text:c="4"/>HubbardDerivatives {</text:p><text:p text:style-name="P5"><text:s text:c="6"/>H <text:s/>= 0.347100 <text:s text:c="2"/>0.491900 </text:p><text:p text:style-name="P5"><text:s text:c="6"/>C <text:s/>= 0.341975 <text:s text:c="2"/>0.387425 </text:p><text:p text:style-name="P5"><text:s text:c="6"/>O <text:s/>= 0.467490 <text:s text:c="2"/>0.523300</text:p><text:p text:style-name="P5"><text:s text:c="4"/>}</text:p><text:p text:style-name="P5"><text:s text:c="4"/>WriteTransitions = Yes</text:p><text:p text:style-name="P5"><text:s text:c="4"/>WriteTransitionDipole = Yes</text:p><text:p text:style-name="P5"><text:s text:c="4"/>WriteXplusY = Yes</text:p><text:p text:style-name="P5"><text:s text:c="2"/>}</text:p><text:p text:style-name="P5">}</text:p><text:p text:style-name="P5"/><text:p text:style-name="P5">Options {</text:p><text:p text:style-name="P5"><text:s text:c="2"/>WriteEigenvectors = Yes</text:p><text:p text:style-name="P10"><text:span text:style-name="T69"><text:s text:c="2"/>WriteHS = </text:span><text:span text:style-name="T27">No</text:span></text:p><text:p text:style-name="P5">}</text:p><text:p text:style-name="P5"/><text:p text:style-name="P5">ParserOptions {</text:p><text:p text:style-name="P5"><text:s text:c="2"/>ParserVersion = 4</text:p><text:p text:style-name="P5">}</text:p></draw:text-box></draw:frame><text:span text:style-name="T6"/></text:p>
      <text:p text:style-name="P101"><draw:frame draw:style-name="fr1" draw:name="Frame13" text:anchor-type="paragraph" svg:width="16.302cm" style:rel-width="100%" draw:z-index="20"><draw:text-box fo:min-height="0.499cm"><text:p text:style-name="P5"/></draw:text-box></draw:frame><text:span text:style-name="T6">After performing the DFTB+ calculation, set </text:span>WriteHS <text:span text:style-name="T105">= </text:span><text:span text:style-name="T106">Yes and run the calculation a second time.</text:span></text:p>
      <text:p text:style-name="P41"/>
      <text:h text:style-name="P88" text:outline-level="2"><text:bookmark-start text:name="__RefHeading___Toc5246_3929363255"/>Spin-Orbit Coupling Calculation<text:bookmark-end text:name="__RefHeading___Toc5246_3929363255"/></text:h>
      <text:p text:style-name="P42">Once the QM calculation of choice has completed successfully, SOC can be calculated using the ‘pysoc’ program. <text:span text:style-name="T107">This program has one mandatory argument which is the principle output file from the completed QM calculation. For Gaussian, this is the .log file, while for DFTB+ this is the .xyz geometry file. PySOC will automatically find the additional input files it requires from the location of the .log or .xyz file.</text:span></text:p>
      <text:p text:style-name="P94"><draw:frame draw:style-name="fr3" draw:name="Frame8" text:anchor-type="paragraph" svg:x="0cm" svg:y="0.196cm" svg:width="17cm" style:rel-width="100%" draw:z-index="15"><draw:text-box fo:min-height="0.55cm"><text:p text:style-name="P8"><text:span text:style-name="T51">NOTE:</text:span><text:span text:style-name="T52"> </text:span><text:span text:style-name="T54">When computing SOC from a Gaussian calculation, the location of the .rwf file can be given explicitly using the ‘--rwf_file’ argument:</text:span></text:p><text:p text:style-name="P77"><draw:frame draw:style-name="fr2" draw:name="Frame9" text:anchor-type="as-char" svg:y="-0.79cm" svg:width="16.302cm" style:rel-width="100%" draw:z-index="16"><draw:text-box fo:min-height="0.499cm"><text:p text:style-name="P10"><text:span text:style-name="T68">&gt; </text:span><text:span text:style-name="T28">pysoc </text:span><text:span text:style-name="T29">ch2o.log --</text:span><text:span text:style-name="T32">rwf_file gaussian.rwf</text:span></text:p></draw:text-box></draw:frame></text:p></draw:text-box></draw:frame>For example, to calculate SOC for a file in the current directory with the name ch2o.log:</text:p>
      <text:p text:style-name="P31"><draw:frame draw:style-name="fr1" draw:name="Frame38" text:anchor-type="paragraph" svg:width="16.302cm" style:rel-width="100%" draw:z-index="6"><draw:text-box fo:min-height="0.499cm"><text:p text:style-name="P10"><text:span text:style-name="T68">&gt; </text:span><text:span text:style-name="T28">pysoc </text:span><text:span text:style-name="T29">ch2o.log</text:span></text:p></draw:text-box></draw:frame>Or to calculate SOC from a completed DFTB+ calculation:</text:p>
      <text:p text:style-name="P30"><draw:frame draw:style-name="fr1" draw:name="Frame7" text:anchor-type="paragraph" svg:width="16.302cm" style:rel-width="100%" draw:z-index="14"><draw:text-box fo:min-height="0.499cm"><text:p text:style-name="P10"><text:span text:style-name="T68">&gt; </text:span><text:span text:style-name="T28">pysoc </text:span><text:span text:style-name="T29">ch2o.</text:span><text:span text:style-name="T31">xyz</text:span></text:p></draw:text-box></draw:frame>The calculation is typically near instantaneous, and the output will be presented in a user-friendly table format:</text:p>
      <text:p text:style-name="P43"><draw:frame draw:style-name="fr1" draw:name="Frame39" text:anchor-type="paragraph" svg:width="16.302cm" style:rel-width="100%" draw:z-index="7"><draw:text-box fo:min-height="0.499cm"><text:p text:style-name="P9"><text:span text:style-name="T72">&gt; </text:span><text:span text:style-name="T34">pysoc </text:span><text:span text:style-name="T35">ch2o.log</text:span></text:p><text:p text:style-name="P78"><text:s/>Singlet <text:s text:c="3"/>Triplet <text:s text:c="4"/>RSS (cm-1) <text:s text:c="3"/>+1 (cm-1) <text:s text:c="3"/>0 (cm-1) <text:s text:c="3"/>-1 (cm-1)</text:p><text:p text:style-name="P78">--------- <text:s/>--------- <text:s/>------------ <text:s/>----------- <text:s/>---------- <text:s/>-----------</text:p><text:p text:style-name="P78"><text:s text:c="3"/>S0 <text:s text:c="8"/>T1 <text:s text:c="10"/>60.7419 <text:s text:c="5"/>42.9510 <text:s text:c="5"/>0.0077 <text:s text:c="5"/>42.9510</text:p><text:p text:style-name="P78"><text:s text:c="3"/>S0 <text:s text:c="8"/>T2 <text:s text:c="11"/>0.0194 <text:s text:c="6"/>0.0137 <text:s text:c="5"/>0.0000 <text:s text:c="6"/>0.0137</text:p><text:p text:style-name="P78"><text:s text:c="3"/>S0 <text:s text:c="8"/>T3 <text:s text:c="10"/>10.6234 <text:s text:c="6"/>0.0133 <text:s text:c="4"/>10.6234 <text:s text:c="6"/>0.0133</text:p><text:p text:style-name="P78"><text:s text:c="3"/>S0 <text:s text:c="8"/>T4 <text:s text:c="10"/>59.8873 <text:s text:c="5"/>42.3467 <text:s text:c="5"/>0.0012 <text:s text:c="5"/>42.3467</text:p><text:p text:style-name="P78"><text:s text:c="3"/>S0 <text:s text:c="8"/>T5 <text:s text:c="10"/>11.7332 <text:s text:c="6"/>0.0013 <text:s text:c="4"/>11.7332 <text:s text:c="6"/>0.0013</text:p><text:p text:style-name="P78"><text:s text:c="3"/>S1 <text:s text:c="8"/>T1 <text:s text:c="11"/>0.0008 <text:s text:c="6"/>0.0006 <text:s text:c="5"/>0.0000 <text:s text:c="6"/>0.0006</text:p><text:p text:style-name="P78"><text:s text:c="3"/>S1 <text:s text:c="8"/>T2 <text:s text:c="10"/>44.3144 <text:s text:c="5"/>31.3350 <text:s text:c="5"/>0.0224 <text:s text:c="5"/>31.3350</text:p><text:p text:style-name="P78"><text:s text:c="3"/>S1 <text:s text:c="8"/>T3 <text:s text:c="11"/>8.6280 <text:s text:c="6"/>6.1009 <text:s text:c="5"/>0.0002 <text:s text:c="6"/>6.1009</text:p><text:p text:style-name="P78"><text:s text:c="3"/>S1 <text:s text:c="8"/>T4 <text:s text:c="10"/>50.7211 <text:s text:c="6"/>0.0151 <text:s text:c="4"/>50.7211 <text:s text:c="6"/>0.0151</text:p><text:p text:style-name="P78"><text:s text:c="3"/>S1 <text:s text:c="8"/>T5 <text:s text:c="11"/>5.5317 <text:s text:c="6"/>3.9115 <text:s text:c="5"/>0.0001 <text:s text:c="6"/>3.9115</text:p><text:p text:style-name="P78"><text:s text:c="3"/>S2 <text:s text:c="8"/>T1 <text:s text:c="11"/>7.3854 <text:s text:c="6"/>5.2223 <text:s text:c="5"/>0.0001 <text:s text:c="6"/>5.2223</text:p><text:p text:style-name="P78"><text:s text:c="3"/>S2 <text:s text:c="8"/>T2 <text:s text:c="11"/>0.2532 <text:s text:c="6"/>0.0008 <text:s text:c="5"/>0.2531 <text:s text:c="6"/>0.0008</text:p><text:p text:style-name="P78"><text:s text:c="3"/>S2 <text:s text:c="8"/>T3 <text:s text:c="11"/>0.0003 <text:s text:c="6"/>0.0002 <text:s text:c="5"/>0.0000 <text:s text:c="6"/>0.0002</text:p><text:p text:style-name="P78"><text:s text:c="3"/>S2 <text:s text:c="8"/>T4 <text:s text:c="11"/>0.2432 <text:s text:c="6"/>0.1720 <text:s text:c="5"/>0.0013 <text:s text:c="6"/>0.1720</text:p><text:p text:style-name="P78"><text:s/>...</text:p></draw:text-box></draw:frame><text:span text:style-name="T7">Here, each line indicates SOC between one singlet and one triplet state, which are given by the ‘Singlet’ and ‘Triplet’ columns respectively. The last three columns each contain the calculated spin-orbit coupling with quantum numbers +1, 0 and -1 respectively </text:span><text:span text:style-name="T8">for those two states</text:span><text:span text:style-name="T7">, which are summarised by the RSS column containing the root sum square of these three values. </text:span><text:span text:style-name="T8">All SOC values are given in wavenumbers (cm</text:span><text:span text:style-name="T41">-</text:span><text:span text:style-name="T42">1</text:span><text:span text:style-name="T9">).</text:span></text:p>
      <text:p text:style-name="P44"><text:soft-page-break/><text:span text:style-name="T9">A</text:span><text:span text:style-name="T2">lternatively, the comma-separated values (CSV) format can be requested with the ‘-c’ option, which can be </text:span><text:span text:style-name="T16">more</text:span><text:span text:style-name="T2"> easily imported into a spreadsheet </text:span><text:span text:style-name="T17">for analysis</text:span><text:span text:style-name="T2">:</text:span></text:p>
      <text:p text:style-name="P46"><draw:frame draw:style-name="fr4" draw:name="Frame1" text:anchor-type="paragraph" svg:x="0cm" svg:y="0.141cm" svg:width="16.302cm" style:rel-width="100%" draw:z-index="8"><draw:text-box fo:min-height="0.499cm"><text:p text:style-name="P9"><text:span text:style-name="T72">&gt; </text:span><text:span text:style-name="T34">pysoc </text:span><text:span text:style-name="T35">ch2o.log -</text:span><text:span text:style-name="T36">c</text:span></text:p><text:p text:style-name="P79">Singlet,Triplet,RSS (cm-1),+1 (cm-1),0 (cm-1),-1 (cm-1)</text:p><text:p text:style-name="P79">S0,T1,60.7419154885397,42.95102,0.00769,42.95102</text:p><text:p text:style-name="P79">S0,T2,0.019431296920174937,0.01374,1e-05,0.01374</text:p><text:p text:style-name="P79">S0,T3,10.623396701112124,0.01332,10.62338,0.01332</text:p><text:p text:style-name="P79">S0,T4,59.887319900989056,42.34673,0.00124,42.34673</text:p><text:p text:style-name="P79">S0,T5,11.733160146260683,0.00131,11.73316,0.00131</text:p><text:p text:style-name="P79">...</text:p></draw:text-box></draw:frame>To write to a file instead of to the screen, use standard Linux file redirection with the ‘&gt;’ or ‘&gt;&gt;’ characters (to overwrite or append to an existing file respectively<text:span text:style-name="T117">)</text:span>:</text:p>
      <text:h text:style-name="P87" text:outline-level="2"><draw:frame draw:style-name="fr4" draw:name="Frame3" text:anchor-type="paragraph" svg:x="0cm" svg:y="0.141cm" svg:width="16.302cm" style:rel-width="100%" draw:z-index="10"><draw:text-box fo:min-height="0.499cm"><text:p text:style-name="P9"><text:span text:style-name="T72">&gt; </text:span><text:span text:style-name="T34">pysoc </text:span><text:span text:style-name="T35">ch2o.log -</text:span><text:span text:style-name="T36">c</text:span><text:span text:style-name="T35"> </text:span><text:span text:style-name="T38">&gt; SOC.csv</text:span></text:p></draw:text-box></draw:frame><text:bookmark-start text:name="__RefHeading___Toc7794_3929363255"/>Intermediate Files<text:bookmark-end text:name="__RefHeading___Toc7794_3929363255"/></text:h>
      <text:p text:style-name="P45">PySOC generates a number of intermediate files during operation. By default, these are deleted at the end of the calculation and only the final SOC values are displayed. To override this behaviour and keep these intermediate files, use the ‘-o’ (output) option with a path to a directory where the intermediate files should be stored. One may use ‘-o ./’ to write the intermediate files to the current directory. <text:span text:style-name="T108">The ‘-o’ option has no effect on the final SOC values:</text:span></text:p>
      <text:h text:style-name="P60" text:outline-level="1"><draw:frame draw:style-name="fr4" draw:name="Frame2" text:anchor-type="paragraph" svg:x="0cm" svg:y="0.141cm" svg:width="16.302cm" style:rel-width="100%" draw:z-index="9"><draw:text-box fo:min-height="0.499cm"><text:p text:style-name="P9"><text:span text:style-name="T72">&gt; </text:span><text:span text:style-name="T34">pysoc </text:span><text:span text:style-name="T35">ch2o.log -</text:span><text:span text:style-name="T37">o ./</text:span></text:p><text:p text:style-name="P78"><text:s/>Singlet <text:s text:c="3"/>Triplet <text:s text:c="4"/>RSS (cm-1) <text:s text:c="3"/>+1 (cm-1) <text:s text:c="3"/>0 (cm-1) <text:s text:c="3"/>-1 (cm-1)</text:p><text:p text:style-name="P78">--------- <text:s/>--------- <text:s/>------------ <text:s/>----------- <text:s/>---------- <text:s/>-----------</text:p><text:p text:style-name="P78"><text:s text:c="3"/>S0 <text:s text:c="8"/>T1 <text:s text:c="10"/>60.7419 <text:s text:c="5"/>42.9510 <text:s text:c="5"/>0.0077 <text:s text:c="5"/>42.9510</text:p><text:p text:style-name="P78"><text:s text:c="3"/>S0 <text:s text:c="8"/>T2 <text:s text:c="11"/>0.0194 <text:s text:c="6"/>0.0137 <text:s text:c="5"/>0.0000 <text:s text:c="6"/>0.0137</text:p><text:p text:style-name="P78"><text:s text:c="3"/>S0 <text:s text:c="8"/>T3 <text:s text:c="10"/>10.6234 <text:s text:c="6"/>0.0133 <text:s text:c="4"/>10.6234 <text:s text:c="6"/>0.0133</text:p><text:p text:style-name="P78"><text:s text:c="3"/>S0 <text:s text:c="8"/>T4 <text:s text:c="10"/>59.8873 <text:s text:c="5"/>42.3467 <text:s text:c="5"/>0.0012 <text:s text:c="5"/>42.3467</text:p><text:p text:style-name="P78"><text:s text:c="3"/>S0 <text:s text:c="8"/>T5 <text:s text:c="10"/>11.7332 <text:s text:c="6"/>0.0013 <text:s text:c="4"/>11.7332 <text:s text:c="6"/>0.0013</text:p><text:p text:style-name="P78">...</text:p></draw:text-box></draw:frame><text:bookmark-start text:name="__RefHeading___Toc7796_3929363255"/>Referenc<text:span text:style-name="T118">ing PySOC</text:span><text:bookmark-end text:name="__RefHeading___Toc7796_3929363255"/></text:h>
      <text:p text:style-name="P53">Scientific publications which make use of PySOC in their work should cite the original PySOC publication by <text:span text:style-name="T79">Xing Gao </text:span><text:span text:style-name="T62">et al.:</text:span></text:p>
      <text:p text:style-name="P53"><text:span text:style-name="T64">Evaluation of Spin-Orbit Couplings with Linear-Response Time-Dependent Density Functional Methods, Xing Gao, Shuming Bai, Daniele Fazzi, Thomas Niehaus, Mario Barbatti, and Walter Thiel, </text:span><text:span text:style-name="T62">J. Chem. Theory Comput</text:span><text:span text:style-name="T64">., 2017, </text:span><text:span text:style-name="T65">13</text:span><text:span text:style-name="T64"> (2), 515–524.</text:span></text:p>
      <text:p text:style-name="P95">DOI: 10.1021/acs.jctc.6b00915</text:p>
      <text:p text:style-name="P52"/>
      <text:h text:style-name="P54" text:outline-level="1"><text:bookmark-start text:name="__RefHeading___Toc4183_3929363255"/>Bibliography<text:bookmark-end text:name="__RefHeading___Toc4183_3929363255"/></text:h>
      <text:p text:style-name="P35"><text:s/></text:p>
      <text:section text:style-name="Sect1" text:name="ADDIN Mendeley Bibliography CSL_BIBLIOGRAPHY  RNDL9jVxTVK2C">
        <text:p text:style-name="P62">1<text:tab/>R. Bauernschmitt and R. Ahlrichs, <text:span text:style-name="T61">Chem. Phys. Lett.</text:span>, 1996, <text:span text:style-name="T43">256</text:span>, 454–464.</text:p>
        <text:p text:style-name="P62">2<text:tab/>M. E. Casida, C. Jamorski, K. C. Casida and D. R. Salahub, <text:span text:style-name="T61">J. Chem. Phys.</text:span>, 1998, <text:span text:style-name="T43">108</text:span>, 4439–4449.</text:p>
        <text:p text:style-name="P62">3<text:tab/>G. Scalmani, M. J. Frisch, B. Mennucci, J. Tomasi, R. Cammi and V. Barone, <text:span text:style-name="T61">J. Chem. Phys.</text:span>, 2006, <text:span text:style-name="T43">124</text:span>, 094107.</text:p>
        <text:p text:style-name="P62">4<text:tab/>C. Van Caillie and R. D. Amos, <text:span text:style-name="T61">Chem. Phys. Lett.</text:span>, 2000, <text:span text:style-name="T43">317</text:span>, 159–164.</text:p>
        <text:p text:style-name="P62">5<text:tab/>F. Furche and R. Ahlrichs, <text:span text:style-name="T61">J. Chem. Phys.</text:span>, 2002, <text:span text:style-name="T43">117</text:span>, 7433–7447.</text:p>
        <text:p text:style-name="P62">6<text:tab/>C. Van Caillie and R. D. Amos, <text:span text:style-name="T61">Chem. Phys. Lett.</text:span>, 1999, <text:span text:style-name="T43">308</text:span>, 249–255.</text:p>
        <text:p text:style-name="P62">7<text:tab/>R. E. Stratmann, G. E. Scuseria and M. J. Frisch, <text:span text:style-name="T61">J. Chem. Phys.</text:span>, 1998, <text:span text:style-name="T43">109</text:span>, 8218–8224.</text:p>
        <text:p text:style-name="P62">8<text:tab/>M. J. Frisch, G. W. Trucks, H. B. Schlegel, G. E. Scuseria, M. A. Robb, J. R. Cheeseman, G. Scalmani, V. Barone, B. Mennucci, G. A. Petersson, H. Nakatsuji, M. Caricato, X. Li, H. P. Hratchian, A. F. Izmaylov, J. Bloino, G. Zheng, J. L. Sonnenberg, M. Hada, M. Ehara, K. Toyota, R. Fukuda, J. Hasegawa, M. Ishida, T. Nakajima, Y. Honda, O. Kitao, H. Nakai, T. Vreven, J. A. Montgomery, J. E. Peralta, F. Ogliaro, M. Bearpark, J. J. Heyd, E. Brothers, K. N. Kudin, V. N. Staroverov, T. Keith, R. Kobayashi, J. Normand, K. Raghavachari, A. Rendell, J. C. Burant, S. S. Iyengar, J. Tomasi, M. Cossi, N. Rega, J. M. Millam, M. Klene, J. E. Knox, J. B. Cross, V. Bakken, C. Adamo, J. Jaramillo, R. Gomperts, R. E. Stratmann, O. Yazyev, A. J. Austin, R. Cammi, C. Pomelli, J. W. Ochterski, R. L. Martin, K. Morokuma, V. G. Zakrzewski, G. A. Voth, P. Salvador, J. J. Dannenberg, S. Dapprich, A. D. Daniels, Farkas, J. B. Foresman, J. V Ortiz, J. Cioslowski and D. J. Fox, <text:span text:style-name="T61">Gaussian 09, Revis. D.01, Gaussian, Inc., Wallingford CT</text:span>, 2013.</text:p>
        <text:p text:style-name="P62">9<text:tab/>M. J. Frisch, G. W. Trucks, H. B. Schlegel, G. E. Scuseria, M. A. Robb, J. R. Cheeseman, G. Scalmani, V. Barone, G. A. Petersson, H. Nakatsuji, X. Li, M. Caricato, A. V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J. Bearpark, J. J. Heyd, E. N. Brothers, K. N. Kudin, V. N. Staroverov, T. A. Keith, R. Kobayashi, J. Normand, K. Raghavachari, A. P. Rendell, J. C. Burant, S. S. Iyengar, J. Tomasi, M. Cossi, J. M. Millam, M. Klene, C. Adamo, R. Cammi, J. W. Ochterski, R. L. Martin, K. Morokuma, O. Farkas, J. B. Foresman and D. J. Fox, <text:span text:style-name="T61">Gaussian 16, Revis. C.01, Gaussian, Inc., Wallingford CT</text:span>, 2016.</text:p>
        <text:p text:style-name="P62">10<text:tab/>S. Hirata and M. Head-Gordon, <text:span text:style-name="T61">Chem. Phys. Lett.</text:span>, 1999, <text:span text:style-name="T43">314</text:span>, 291–299.</text:p>
        <text:p text:style-name="P62">11<text:tab/>B. Hourahine, B. Aradi, V. Blum, F. Bonafé, A. Buccheri, C. Camacho, C. Cevallos, M. Y. Deshaye, T. Dumitrică, A. Dominguez, S. Ehlert, M. Elstner, T. van der Heide, J. Hermann, S. Irle, J. J. Kranz, C. Köhler, T. Kowalczyk, T. Kubař, I. S. Lee, V. Lutsker, R. J. Maurer, S. K. Min, I. Mitchell, C. Negre, T. A. Niehaus, A. M. N. Niklasson, A. J. Page, A. Pecchia, G. Penazzi, M. P. Persson, J. Řezáč, C. G. Sánchez, M. Sternberg, M. Stöhr, F. Stuckenberg, A. Tkatchenko, V. W. Z. Yu and T. Frauenheim, <text:span text:style-name="T61">J. Chem. Phys.</text:span>, 2020, <text:span text:style-name="T43">152</text:span>, 124101.</text:p>
        <text:p text:style-name="P62"><text:soft-page-break/>12<text:tab/>X. Gao, S. Bai, D. Fazzi, T. Niehaus, M. Barbatti and W. Thiel, <text:span text:style-name="T61">J. Chem. Theory Comput.</text:span>, 2017, <text:span text:style-name="T43">13</text:span>, 515–524.</text:p>
        <text:p text:style-name="P61">13<text:tab/>S. G. Chiodo and M. Leopoldini, <text:span text:style-name="T61">Comput. Phys. Commun.</text:span>, 2014, <text:span text:style-name="T43">185</text:span>, 676–683.</text:p>
      </text:section>
      <text:p text:style-name="P3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fo:text-align="justify" style:justify-single-word="false" text:number-lines="false" text:line-number="0"/>
      <style:text-properties fo:font-size="11pt"/>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255a76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M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MT2" style:family="text">
      <style:text-properties fo:font-weight="bold" officeooo:rsid="0255a76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ySOC</text:span><text:span text:style-name="MT2"> – Calculation of Spin-Orbit Coupling – Quick Reference Guide</text:span></text:p>
      </style:header>
      <loext:header-first>
        <text:p text:style-name="Header_20_left"/>
      </loext:header-first>
      <style:footer>
        <text:p text:style-name="MP2">Page <text:page-number text:select-page="current">4</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0-11-30T16:13:30.393215888</dc:date>
    <meta:editing-cycles>966</meta:editing-cycles>
    <meta:editing-duration>PT22H27M38S</meta:editing-duration>
    <meta:generator>LibreOffice/6.4.6.2$Linux_X86_64 LibreOffice_project/40$Build-2</meta:generator>
    <meta:document-statistic meta:table-count="1" meta:image-count="0" meta:object-count="0" meta:page-count="12" meta:paragraph-count="209" meta:word-count="2195" meta:character-count="14311" meta:non-whitespace-character-count="11358"/>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